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2.2209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2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ext-properties fo:color="#000000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00ffff"/>
    </style:style>
    <style:style style:name="ce11" style:family="table-cell" style:parent-style-name="Default">
      <style:table-cell-properties fo:background-color="#ff00ff"/>
    </style:style>
    <style:style style:name="ce12" style:family="table-cell" style:parent-style-name="Default">
      <style:table-cell-properties fo:background-color="#ff3366"/>
    </style:style>
    <style:style style:name="ce16" style:family="table-cell" style:parent-style-name="Default">
      <style:table-cell-properties fo:background-color="#6666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formula="of:=SUM([.C2:.C21])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:.B7])" office:value-type="float" office:value="29">
            <text:p>29</text:p>
          </table:table-cell>
          <table:table-cell office:value-type="string">
            <text:p>A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formula="of:=SUM([.B8:.B11])" office:value-type="float" office:value="12">
            <text:p>12</text:p>
          </table:table-cell>
          <table:table-cell office:value-type="string">
            <text:p>A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style-name="ce11" office:value-type="float" office:value="5">
            <text:p>5</text:p>
          </table:table-cell>
          <table:table-cell table:formula="of:=SUM([.B12:.B14])" office:value-type="float" office:value="13">
            <text:p>13</text:p>
          </table:table-cell>
          <table:table-cell office:value-type="string">
            <text:p>A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style-name="ce12" office:value-type="float" office:value="4">
            <text:p>4</text:p>
          </table:table-cell>
          <table:table-cell table:formula="of:=SUM([.B15:.B19])" office:value-type="float" office:value="17">
            <text:p>17</text:p>
          </table:table-cell>
          <table:table-cell office:value-type="string">
            <text:p>A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style-name="ce1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style-name="ce1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16" office:value-type="float" office:value="4">
            <text:p>4</text:p>
          </table:table-cell>
          <table:table-cell table:formula="of:=SUM([.B20:.B21])" office:value-type="float" office:value="12">
            <text:p>12</text:p>
          </table:table-cell>
          <table:table-cell office:value-type="string">
            <text:p>A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6" office:value-type="float" office:value="8">
            <text:p>8</text:p>
          </table:table-cell>
          <table:table-cell table:number-columns-repeated="2"/>
        </table:table-row>
      </table:table>
      <table:table table:name="Sheet4" table:style-name="ta1"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5" table:number-columns-repeated="6" table:default-cell-style-name="ce13"/>
        <table:table-column table:style-name="co1" table:number-columns-repeated="1008" table:default-cell-style-name="ce13"/>
        <table:table-row table:style-name="ro1">
          <table:table-cell/>
          <table:table-cell table:style-name="ce14" office:value-type="string" table:number-columns-spanned="5" table:number-rows-spanned="1">
            <text:p>optimize application time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opsNum</text:p>
          </table:table-cell>
          <table:table-cell office:value-type="string">
            <text:p>Time to get schedule</text:p>
          </table:table-cell>
          <table:table-cell office:value-type="string">
            <text:p>Best schedule</text:p>
          </table:table-cell>
          <table:table-cell office:value-type="string">
            <text:p>Synthesis time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office:value-type="string">
            <text:p>Comment</text:p>
          </table:table-cell>
          <table:table-cell office:value-type="string">
            <text:p>Grid edges</text:p>
          </table:table-cell>
          <table:table-cell office:value-type="string">
            <text:p>Grid valves</text:p>
          </table:table-cell>
          <table:table-cell table:number-columns-repeated="1012"/>
        </table:table-row>
        <table:table-row table:style-name="ro1">
          <table:table-cell office:value-type="string">
            <text:p>100(6*6 grid)</text:p>
          </table:table-cell>
          <table:table-cell office:value-type="string">
            <text:p>1800s</text:p>
          </table:table-cell>
          <table:table-cell office:value-type="string">
            <text:p>164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2"/>
        </table:table-row>
        <table:table-row table:style-name="ro1">
          <table:table-cell office:value-type="string">
            <text:p>100(5*5 grid)</text:p>
          </table:table-cell>
          <table:table-cell office:value-type="string">
            <text:p>1800s</text:p>
          </table:table-cell>
          <table:table-cell office:value-type="string">
            <text:p>164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1012"/>
        </table:table-row>
        <table:table-row table:style-name="ro1">
          <table:table-cell office:value-type="string">
            <text:p>70(20-50)</text:p>
          </table:table-cell>
          <table:table-cell office:value-type="string">
            <text:p>1800s</text:p>
          </table:table-cell>
          <table:table-cell office:value-type="string">
            <text:p>101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string">
            <text:p>55(20-35)</text:p>
          </table:table-cell>
          <table:table-cell office:value-type="string">
            <text:p>1800s</text:p>
          </table:table-cell>
          <table:table-cell office:value-type="string">
            <text:p>1060s</text:p>
          </table:table-cell>
          <table:table-cell table:number-columns-repeated="3" office:value-type="string">
            <text:p>n/a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00s</text:p>
          </table:table-cell>
          <table:table-cell office:value-type="string">
            <text:p>550s</text:p>
          </table:table-cell>
          <table:table-cell office:value-type="string">
            <text:p>1200s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lt;1s</text:p>
          </table:table-cell>
          <table:table-cell office:value-type="string">
            <text:p>280s</text:p>
          </table:table-cell>
          <table:table-cell office:value-type="string">
            <text:p>170s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1s</text:p>
          </table:table-cell>
          <table:table-cell office:value-type="string">
            <text:p>290s</text:p>
          </table:table-cell>
          <table:table-cell office:value-type="string">
            <text:p>37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table:number-columns-spanned="6" table:number-rows-spanned="1">
            <text:p>optimize application time and storage time</text:p>
          </table:table-cell>
          <table:covered-table-cell table:number-columns-repeated="5"/>
          <table:table-cell table:number-columns-repeated="1014"/>
        </table:table-row>
        <table:table-row table:style-name="ro2">
          <table:table-cell office:value-type="string">
            <text:p>opsNum</text:p>
          </table:table-cell>
          <table:table-cell office:value-type="string">
            <text:p>Time to get schedule min time and channel time</text:p>
          </table:table-cell>
          <table:table-cell office:value-type="string">
            <text:p>Best schedule</text:p>
          </table:table-cell>
          <table:table-cell office:value-type="string">
            <text:p>Synthesis time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office:value-type="string">
            <text:p>Comment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7200s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string">
            <text:p>20-80 6*6 grid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style-name="ce15"/>
          <table:table-cell table:number-columns-repeated="1011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floor plan:1800s</text:p>
            <text:p>Synthesis: 67s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string">
            <text:p>First 20 to generate floor plan.</text:p>
            <text:p>Then 50-50. 5*5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style-name="ce15"/>
          <table:table-cell table:number-columns-repeated="1011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1800s</text:p>
          </table:table-cell>
          <table:table-cell office:value-type="string">
            <text:p>1820s</text:p>
          </table:table-cell>
          <table:table-cell office:value-type="string">
            <text:p>7200s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string">
            <text:p>20- 80 5*5 grid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style-name="ce15"/>
          <table:table-cell table:number-columns-repeated="1011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1800s</text:p>
          </table:table-cell>
          <table:table-cell office:value-type="string">
            <text:p>1180s</text:p>
          </table:table-cell>
          <table:table-cell office:value-type="string">
            <text:p>floor plan:1800s</text:p>
            <text:p>Synthesis: 19s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First 20 to generate floor plan.</text:p>
            <text:p>Then 50-20. 4*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5"/>
          <table:table-cell table:number-columns-repeated="1011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1800s</text:p>
          </table:table-cell>
          <table:table-cell office:value-type="string">
            <text:p>1180s</text:p>
          </table:table-cell>
          <table:table-cell table:style-name="ce15" office:value-type="string">
            <text:p>3600s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string">
            <text:p>20-50 4*4 grid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5"/>
          <table:table-cell table:number-columns-repeated="1011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1800s</text:p>
          </table:table-cell>
          <table:table-cell office:value-type="string">
            <text:p>1070s</text:p>
          </table:table-cell>
          <table:table-cell office:value-type="string">
            <text:p>floor plan:1800s</text:p>
            <text:p>Synthesis: 600s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First 20 to generate floor plan.</text:p>
            <text:p>Then 35-20. 4*4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5"/>
          <table:table-cell table:number-columns-repeated="101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1800s</text:p>
          </table:table-cell>
          <table:table-cell office:value-type="string">
            <text:p>1070s</text:p>
          </table:table-cell>
          <table:table-cell office:value-type="string">
            <text:p>2400s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string">
            <text:p>20-35 4*4 grid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5"/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300s</text:p>
          </table:table-cell>
          <table:table-cell office:value-type="string">
            <text:p>670s</text:p>
          </table:table-cell>
          <table:table-cell office:value-type="string">
            <text:p>1200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5"/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lt;1s</text:p>
          </table:table-cell>
          <table:table-cell office:value-type="string">
            <text:p>280s</text:p>
          </table:table-cell>
          <table:table-cell office:value-type="string">
            <text:p>25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style-name="ce15"/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lt;1s</text:p>
          </table:table-cell>
          <table:table-cell office:value-type="string">
            <text:p>290s</text:p>
          </table:table-cell>
          <table:table-cell office:value-type="string">
            <text:p>20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ce15"/>
          <table:table-cell table:number-columns-repeated="1011"/>
        </table:table-row>
        <table:table-row table:style-name="ro1" table:number-rows-repeated="10485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5" table:style-name="ta1">
        <table:table-column table:style-name="co4" table:default-cell-style-name="ce17"/>
        <table:table-column table:style-name="co5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5" table:number-columns-repeated="6" table:default-cell-style-name="ce17"/>
        <table:table-column table:style-name="co9" table:default-cell-style-name="ce17"/>
        <table:table-column table:style-name="co5" table:default-cell-style-name="ce17"/>
        <table:table-column table:style-name="co1" table:number-columns-repeated="1009" table:default-cell-style-name="ce17"/>
        <table:table-row table:style-name="ro1">
          <table:table-cell table:number-columns-repeated="3"/>
          <table:table-cell table:style-name="ce18" office:value-type="string" table:number-columns-spanned="5" table:number-rows-spanned="1">
            <text:p>optimize application time and storage time</text:p>
          </table:table-cell>
          <table:covered-table-cell table:number-columns-repeated="4"/>
          <table:table-cell/>
          <table:table-cell table:style-name="ce18" office:value-type="string" table:number-columns-spanned="4" table:number-rows-spanned="1">
            <text:p>Physical design</text:p>
          </table:table-cell>
          <table:covered-table-cell table:number-columns-repeated="2" table:style-name="ce18"/>
          <table:covered-table-cell/>
          <table:table-cell/>
          <table:table-cell table:style-name="ce18" office:value-type="string" table:number-columns-spanned="3" table:number-rows-spanned="1">
            <text:p>Outer storage</text:p>
          </table:table-cell>
          <table:covered-table-cell table:number-columns-repeated="2"/>
          <table:table-cell table:number-columns-repeated="1007"/>
        </table:table-row>
        <table:table-row table:style-name="ro5">
          <table:table-cell office:value-type="string">
            <text:p>opsNum</text:p>
          </table:table-cell>
          <table:table-cell office:value-type="string">
            <text:p>Grid</text:p>
          </table:table-cell>
          <table:table-cell office:value-type="string">
            <text:p>Time to get schedule min time and channel time</text:p>
          </table:table-cell>
          <table:table-cell office:value-type="string">
            <text:p>App time</text:p>
          </table:table-cell>
          <table:table-cell office:value-type="string">
            <text:p>Synthesis time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table:number-columns-repeated="2"/>
          <table:table-cell office:value-type="string">
            <text:p>before x </text:p>
          </table:table-cell>
          <table:table-cell office:value-type="string">
            <text:p>before y</text:p>
          </table:table-cell>
          <table:table-cell office:value-type="string">
            <text:p>before x </text:p>
          </table:table-cell>
          <table:table-cell office:value-type="string">
            <text:p>before y</text:p>
          </table:table-cell>
          <table:table-cell office:value-type="string">
            <text:p>Comment</text:p>
          </table:table-cell>
          <table:table-cell office:value-type="string">
            <text:p>App Time</text:p>
          </table:table-cell>
          <table:table-cell office:value-type="string">
            <text:p>Valve number</text:p>
          </table:table-cell>
          <table:table-cell office:value-type="string">
            <text:p>Extra time</text:p>
          </table:table-cell>
          <table:table-cell table:number-columns-repeated="1007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5*5</text:p>
          </table:table-cell>
          <table:table-cell office:value-type="string">
            <text:p>1800s</text:p>
          </table:table-cell>
          <table:table-cell office:value-type="float" office:value="1820">
            <text:p>1820</text:p>
          </table:table-cell>
          <table:table-cell office:value-type="string">
            <text:p>floor plan:1800s</text:p>
            <text:p>Synthesis: 67s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First 20 to generate floor plan.</text:p>
            <text:p>Then 50-50. 5*5</text:p>
          </table:table-cell>
          <table:table-cell table:formula="of:=[.D3]+[.Q3]" office:value-type="float" office:value="2530">
            <text:p>2530</text:p>
          </table:table-cell>
          <table:table-cell office:value-type="float" office:value="60">
            <text:p>60</text:p>
          </table:table-cell>
          <table:table-cell office:value-type="float" office:value="710">
            <text:p>710</text:p>
          </table:table-cell>
          <table:table-cell table:number-columns-repeated="1007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4*4</text:p>
          </table:table-cell>
          <table:table-cell office:value-type="string">
            <text:p>1800s</text:p>
          </table:table-cell>
          <table:table-cell office:value-type="float" office:value="1180">
            <text:p>1180</text:p>
          </table:table-cell>
          <table:table-cell office:value-type="string">
            <text:p>floor plan:1800s</text:p>
            <text:p>Synthesis: 19s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First 20 to generate floor plan.</text:p>
            <text:p>Then 50-20. 4*4</text:p>
          </table:table-cell>
          <table:table-cell table:formula="of:=[.D4]+[.Q4]" office:value-type="float" office:value="1480">
            <text:p>1480</text:p>
          </table:table-cell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table:number-columns-repeated="1007"/>
        </table:table-row>
        <table:table-row table:style-name="ro3">
          <table:table-cell office:value-type="string">
            <text:p>55(cpa)</text:p>
          </table:table-cell>
          <table:table-cell office:value-type="string">
            <text:p>4*4</text:p>
          </table:table-cell>
          <table:table-cell office:value-type="string">
            <text:p>1800s</text:p>
          </table:table-cell>
          <table:table-cell office:value-type="float" office:value="1070">
            <text:p>1070</text:p>
          </table:table-cell>
          <table:table-cell office:value-type="string">
            <text:p>floor plan:1800s</text:p>
            <text:p>Synthesis: 17s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First 20 to generate floor plan.</text:p>
            <text:p>Then 55 ops</text:p>
          </table:table-cell>
          <table:table-cell table:formula="of:=[.D5]+[.Q5]" office:value-type="float" office:value="1360">
            <text:p>1360</text:p>
          </table:table-cell>
          <table:table-cell office:value-type="float" office:value="60">
            <text:p>60</text:p>
          </table:table-cell>
          <table:table-cell office:value-type="float" office:value="290">
            <text:p>290</text:p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*4</text:p>
          </table:table-cell>
          <table:table-cell office:value-type="string">
            <text:p>300s</text:p>
          </table:table-cell>
          <table:table-cell office:value-type="float" office:value="670">
            <text:p>670</text:p>
          </table:table-cell>
          <table:table-cell office:value-type="string">
            <text:p>1200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/>
          <table:table-cell table:formula="of:=[.D6]+[.Q6]" office:value-type="float" office:value="740">
            <text:p>74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07"/>
        </table:table-row>
        <table:table-row table:style-name="ro5">
          <table:table-cell office:value-type="string">
            <text:p>12(ivd)</text:p>
          </table:table-cell>
          <table:table-cell office:value-type="string">
            <text:p>4*4</text:p>
          </table:table-cell>
          <table:table-cell office:value-type="string">
            <text:p>&lt;1s</text:p>
          </table:table-cell>
          <table:table-cell office:value-type="float" office:value="280">
            <text:p>280</text:p>
          </table:table-cell>
          <table:table-cell office:value-type="string">
            <text:p>25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formula="of:=[.D7]+[.Q7]" office:value-type="float" office:value="310">
            <text:p>31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1007"/>
        </table:table-row>
        <table:table-row table:style-name="ro5">
          <table:table-cell office:value-type="string">
            <text:p>7(pcr)</text:p>
          </table:table-cell>
          <table:table-cell office:value-type="string">
            <text:p>4*4</text:p>
          </table:table-cell>
          <table:table-cell office:value-type="string">
            <text:p>&lt;1s</text:p>
          </table:table-cell>
          <table:table-cell office:value-type="float" office:value="290">
            <text:p>290</text:p>
          </table:table-cell>
          <table:table-cell office:value-type="string">
            <text:p>20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formula="of:=[.D8]+[.Q8]" office:value-type="float" office:value="300">
            <text:p>30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19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18" office:value-type="string" table:number-columns-spanned="5" table:number-rows-spanned="1">
            <text:p>optimize application time</text:p>
          </table:table-cell>
          <table:covered-table-cell table:number-columns-repeated="4"/>
          <table:table-cell table:number-columns-repeated="1017"/>
        </table:table-row>
        <table:table-row table:style-name="ro5">
          <table:table-cell office:value-type="string">
            <text:p>opsNum</text:p>
          </table:table-cell>
          <table:table-cell office:value-type="string">
            <text:p>Grid </text:p>
          </table:table-cell>
          <table:table-cell office:value-type="string">
            <text:p>Time to get schedule</text:p>
          </table:table-cell>
          <table:table-cell office:value-type="string">
            <text:p>App time</text:p>
          </table:table-cell>
          <table:table-cell office:value-type="string">
            <text:p>Synthesis time</text:p>
          </table:table-cell>
          <table:table-cell office:value-type="string">
            <text:p>Edge number</text:p>
          </table:table-cell>
          <table:table-cell office:value-type="string">
            <text:p>Valve number</text:p>
          </table:table-cell>
          <table:table-cell office:value-type="string">
            <text:p>Grid edges</text:p>
          </table:table-cell>
          <table:table-cell office:value-type="string">
            <text:p>Grid valves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5*5</text:p>
          </table:table-cell>
          <table:table-cell office:value-type="string">
            <text:p>1800s</text:p>
          </table:table-cell>
          <table:table-cell office:value-type="string">
            <text:p>1640s</text:p>
          </table:table-cell>
          <table:table-cell table:number-columns-repeated="3" office:value-type="string">
            <text:p>n/a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4*4</text:p>
          </table:table-cell>
          <table:table-cell office:value-type="string">
            <text:p>1800s</text:p>
          </table:table-cell>
          <table:table-cell office:value-type="string">
            <text:p>1010s</text:p>
          </table:table-cell>
          <table:table-cell table:number-columns-repeated="3" office:value-type="string">
            <text:p>n/a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5">
          <table:table-cell office:value-type="string">
            <text:p>55(cpa)</text:p>
          </table:table-cell>
          <table:table-cell office:value-type="string">
            <text:p>4*4</text:p>
          </table:table-cell>
          <table:table-cell office:value-type="string">
            <text:p>1800s</text:p>
          </table:table-cell>
          <table:table-cell office:value-type="string">
            <text:p>1060s</text:p>
          </table:table-cell>
          <table:table-cell table:number-columns-repeated="3" office:value-type="string">
            <text:p>n/a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*4</text:p>
          </table:table-cell>
          <table:table-cell office:value-type="string">
            <text:p>300s</text:p>
          </table:table-cell>
          <table:table-cell office:value-type="string">
            <text:p>550s</text:p>
          </table:table-cell>
          <table:table-cell office:value-type="string">
            <text:p>1200s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5">
          <table:table-cell office:value-type="string">
            <text:p>12(ivd)</text:p>
          </table:table-cell>
          <table:table-cell office:value-type="string">
            <text:p>4*4</text:p>
          </table:table-cell>
          <table:table-cell office:value-type="string">
            <text:p>&lt;1s</text:p>
          </table:table-cell>
          <table:table-cell office:value-type="string">
            <text:p>280s</text:p>
          </table:table-cell>
          <table:table-cell office:value-type="string">
            <text:p>170s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5">
          <table:table-cell office:value-type="string">
            <text:p>7(pcr)</text:p>
          </table:table-cell>
          <table:table-cell office:value-type="string">
            <text:p>4*4</text:p>
          </table:table-cell>
          <table:table-cell office:value-type="string">
            <text:p>&lt;1s</text:p>
          </table:table-cell>
          <table:table-cell office:value-type="string">
            <text:p>290s</text:p>
          </table:table-cell>
          <table:table-cell office:value-type="string">
            <text:p>37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8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6" table:style-name="ta1">
        <table:table-column table:style-name="co1" table:default-cell-style-name="ce6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number-columns-repeated="6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3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style-name="ce7"/>
          <table:table-cell table:number-columns-repeated="5"/>
          <table:table-cell table:style-name="ce7"/>
          <table:table-cell table:number-columns-repeated="11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2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7"/>
          <table:table-cell table:number-columns-repeated="17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0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7"/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style-name="ce7"/>
          <table:table-cell table:number-columns-repeated="3"/>
        </table:table-row>
        <table:table-row table:style-name="ro1" table:number-rows-repeated="123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table:style-name="ce7"/>
        </table:table-row>
        <table:table-row table:style-name="ro1" table:number-rows-repeated="380">
          <table:table-cell table:number-columns-repeated="18"/>
        </table:table-row>
        <table:table-row table:style-name="ro1" table:number-rows-repeated="3">
          <table:table-cell table:style-name="ce8"/>
          <table:table-cell table:number-columns-repeated="17"/>
        </table:table-row>
        <table:table-row table:style-name="ro1" table:number-rows-repeated="399">
          <table:table-cell table:style-name="Default"/>
          <table:table-cell table:number-columns-repeated="17"/>
        </table:table-row>
        <table:table-row table:style-name="ro1" table:number-rows-repeated="3">
          <table:table-cell table:style-name="Default"/>
          <table:table-cell table:number-columns-repeated="5"/>
          <table:table-cell table:style-name="ce8"/>
          <table:table-cell table:number-columns-repeated="11"/>
        </table:table-row>
        <table:table-row table:style-name="ro1" table:number-rows-repeated="12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ce8"/>
          <table:table-cell table:number-columns-repeated="3"/>
        </table:table-row>
        <table:table-row table:style-name="ro1" table:number-rows-repeated="19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nfeng·Liu </meta:initial-creator>
    <meta:creation-date>2015-09-11T16:05:05</meta:creation-date>
    <dc:date>2016-11-20T05:51:08</dc:date>
    <dc:creator>Chunfeng·Liu </dc:creator>
    <meta:editing-duration>P7DT13M34S</meta:editing-duration>
    <meta:editing-cycles>31</meta:editing-cycles>
    <meta:generator>LibreOffice/3.5$Linux_X86_64 LibreOffice_project/350m1$Build-2</meta:generator>
    <meta:printed-by>Chunfeng·Liu </meta:printed-by>
    <meta:print-date>2016-11-11T10:29:45</meta:print-date>
    <meta:document-statistic meta:table-count="4" meta:cell-count="391" meta:object-count="0"/>
  </office:meta>
</office:document-meta>
</file>